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c4ed6" officeooo:paragraph-rsid="001c4e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544000097" text:style-name="L1"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3">Loading.js</text:p>
        </text:list-item>
        <text:list-item>
          <text:p text:style-name="P4">Fetch amenities from Firebas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3-22T21:26:34.674685034</dc:date>
    <meta:editing-duration>PT11H28M2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2" meta:character-count="184" meta:non-whitespace-character-count="162"/>
  </office:meta>
</office:document-meta>
</file>